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rsid="000534b6" officeooo:paragraph-rsid="000534b6" style:font-size-asian="9.60000038146973pt" style:font-size-complex="11pt"/>
    </style:style>
    <style:style style:name="P2" style:family="paragraph" style:parent-style-name="Standard">
      <style:paragraph-properties fo:text-align="justify" style:justify-single-word="false"/>
      <style:text-properties fo:font-size="11pt" officeooo:rsid="000534b6" officeooo:paragraph-rsid="000472ea" style:font-size-asian="9.60000038146973pt" style:font-size-complex="11pt"/>
    </style:style>
    <style:style style:name="P3" style:family="paragraph" style:parent-style-name="Standard">
      <style:paragraph-properties fo:text-align="justify" style:justify-single-word="false"/>
      <style:text-properties fo:font-size="11pt" officeooo:rsid="000496bd" officeooo:paragraph-rsid="000496bd" style:font-size-asian="11pt" style:font-size-complex="11pt"/>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0472ea" officeooo:paragraph-rsid="000472ea" style:font-weight-asian="bold" style:font-weight-complex="bold"/>
    </style:style>
    <style:style style:name="P5" style:family="paragraph" style:parent-style-name="Standard">
      <style:paragraph-properties fo:text-align="justify" style:justify-single-word="false"/>
      <style:text-properties officeooo:rsid="000472ea" officeooo:paragraph-rsid="000472ea"/>
    </style:style>
    <style:style style:name="P6" style:family="paragraph" style:parent-style-name="Standard">
      <style:paragraph-properties fo:text-align="justify" style:justify-single-word="false"/>
      <style:text-properties officeooo:rsid="000472ea" officeooo:paragraph-rsid="000496bd"/>
    </style:style>
    <style:style style:name="P7" style:family="paragraph" style:parent-style-name="Standard">
      <style:paragraph-properties fo:text-align="justify" style:justify-single-word="false"/>
      <style:text-properties officeooo:rsid="000534b6" officeooo:paragraph-rsid="000534b6"/>
    </style:style>
    <style:style style:name="P8" style:family="paragraph" style:parent-style-name="Standard" style:list-style-name="L1">
      <style:paragraph-properties fo:text-align="justify" style:justify-single-word="false"/>
      <style:text-properties officeooo:paragraph-rsid="000496bd"/>
    </style:style>
    <style:style style:name="P9" style:family="paragraph" style:parent-style-name="Standard" style:list-style-name="L1">
      <style:paragraph-properties fo:text-align="justify" style:justify-single-word="false"/>
      <style:text-properties fo:font-size="11pt" officeooo:rsid="000496bd" officeooo:paragraph-rsid="000496bd" style:font-size-asian="9.60000038146973pt" style:font-size-complex="11pt"/>
    </style:style>
    <style:style style:name="P10" style:family="paragraph" style:parent-style-name="Standard" style:list-style-name="L1">
      <style:paragraph-properties fo:text-align="justify" style:justify-single-word="false"/>
      <style:text-properties fo:font-size="11pt" officeooo:rsid="000534b6" officeooo:paragraph-rsid="000534b6" style:font-size-asian="9.60000038146973pt" style:font-size-complex="11pt"/>
    </style:style>
    <style:style style:name="T1" style:family="text">
      <style:text-properties officeooo:rsid="000496bd"/>
    </style:style>
    <style:style style:name="T2" style:family="text">
      <style:text-properties fo:font-size="11pt" officeooo:rsid="000496bd" style:font-size-asian="11pt" style:font-size-complex="11pt"/>
    </style:style>
    <style:style style:name="T3" style:family="text">
      <style:text-properties fo:font-size="11pt" officeooo:rsid="000496bd" style:font-size-asian="9.60000038146973pt" style:font-size-complex="11pt"/>
    </style:style>
    <style:style style:name="T4" style:family="text">
      <style:text-properties fo:font-size="11pt" officeooo:rsid="000534b6" style:font-size-asian="9.60000038146973pt" style:font-size-complex="11pt"/>
    </style:style>
    <style:style style:name="T5" style:family="text">
      <style:text-properties fo:font-size="11pt" officeooo:rsid="000c1298" style:font-size-asian="9.60000038146973pt" style:font-size-complex="11pt"/>
    </style:style>
    <style:style style:name="T6" style:family="text">
      <style:text-properties fo:font-weight="bold" style:font-weight-asian="bold" style:font-weight-complex="bold"/>
    </style:style>
    <style:style style:name="T7" style:family="text">
      <style:text-properties fo:font-weight="bold" officeooo:rsid="000496bd" style:font-weight-asian="bold" style:font-weight-complex="bold"/>
    </style:style>
    <style:style style:name="T8" style:family="text">
      <style:text-properties officeooo:rsid="0006d8ad"/>
    </style:style>
    <style:style style:name="T9" style:family="text">
      <style:text-properties officeooo:rsid="00074c86"/>
    </style:style>
    <style:style style:name="T10" style:family="text">
      <style:text-properties officeooo:rsid="00088715"/>
    </style:style>
    <style:style style:name="T11" style:family="text">
      <style:text-properties officeooo:rsid="000c1298"/>
    </style:style>
    <style:style style:name="T12" style:family="text">
      <style:text-properties style:text-underline-style="solid" style:text-underline-width="auto" style:text-underline-color="font-color"/>
    </style:style>
    <style:style style:name="T1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scripción del Juego de Prueba<text:span text:style-name="T10">s</text:span> <text:span text:style-name="T8">de la clase 'simbolo.java'</text:span></text:p>
      <text:p text:style-name="P5"/>
      <text:p text:style-name="P5"/>
      <text:p text:style-name="P5">• <text:span text:style-name="T6">Obj</text:span><text:span text:style-name="T7">eto de la prueba: </text:span><text:span text:style-name="T2">Este juego de pruebas engloba la clase simbolo.</text:span></text:p>
      <text:p text:style-name="P3">Dicha clase representa un s<text:span text:style-name="T11">í</text:span>mbolo del alfabeto. Su uso se basa en tener <text:span text:style-name="T9">almacenado un</text:span> simbolo del alfabeto, para después poder acceder a <text:span text:style-name="T9">él</text:span>, ya sea para consultarlo o para su modificación.</text:p>
      <text:p text:style-name="P5"/>
      <text:p text:style-name="P5">• <text:span text:style-name="T6">Otros elementos integrados en la prueba:</text:span><text:span text:style-name="T1"> </text:span><text:span text:style-name="T3">No hay elementos integrados.</text:span></text:p>
      <text:p text:style-name="P5"/>
      <text:p text:style-name="P6">• <text:span text:style-name="T6">Drivers:</text:span> <text:span text:style-name="T3">Se ha creado el driver “driverSimbolo.java” para probar el correcto funcionamiento de la clase. En él </text:span><text:span text:style-name="T4">se ha</text:span><text:span text:style-name="T3"> creado la función 'main' para que se prueben todas </text:span><text:span text:style-name="T5">sus </text:span><text:span text:style-name="T3">funcionalidades.Cuando se ejecuta el driver, salen enumeradas todos los métodos que te permite hacer la clase.</text:span></text:p>
      <text:p text:style-name="P5"/>
      <text:p text:style-name="P5">• <text:span text:style-name="T6">Stubs:</text:span> <text:span text:style-name="T3">No </text:span><text:span text:style-name="T4">se han</text:span><text:span text:style-name="T3"> creado stubs para esta clase.</text:span></text:p>
      <text:p text:style-name="P5"/>
      <text:p text:style-name="P5">• <text:span text:style-name="T6">Fichero de datos necesario:</text:span><text:span text:style-name="T1"> </text:span><text:span text:style-name="T3">En el archivo “driverSimbolo.in” están los datos necesarios para probar la clase desde un archivo. En éste se prueban que todas las funcionalidades de la clase funcionen correctamente. En el código </text:span><text:span text:style-name="T4">se han</text:span><text:span text:style-name="T3"> puesto excepciones de posibles errores, que informaran de ellos si es debido el caso.</text:span></text:p>
      <text:p text:style-name="P5"/>
      <text:p text:style-name="P5">•<text:span text:style-name="T6"> Valores estudiados:</text:span><text:span text:style-name="T1"> </text:span><text:span text:style-name="T3">Básicamente </text:span><text:span text:style-name="T4">se han</text:span><text:span text:style-name="T3"> puesto valores aleatorios para hacer la prueba de esta clase. </text:span></text:p>
      <text:list xml:id="list6133583297243380541" text:style-name="L1">
        <text:list-item>
          <text:p text:style-name="P8"><text:span text:style-name="T3">La primera funcionalidad es la de crear un simbolo por defecto, por lo que sólo </text:span><text:span text:style-name="T4">se</text:span><text:span text:style-name="T3"> ejecuta ese m</text:span><text:span text:style-name="T4">é</text:span><text:span text:style-name="T3">todo sin ningun otro parámetro de entrada.</text:span></text:p>
        </text:list-item>
        <text:list-item>
          <text:p text:style-name="P8"><text:span text:style-name="T3">La segunda funcionalidades la de crear un simbolo a partir de un 'char'. Aqui </text:span><text:span text:style-name="T4">se puede entrar</text:span><text:span text:style-name="T3"> cualquier carácter, por lo que en los juegos de prueba </text:span><text:span text:style-name="T4">se usa</text:span><text:span text:style-name="T3"> la letra 'a'.</text:span></text:p>
        </text:list-item>
        <text:list-item>
          <text:p text:style-name="P9">La tercera funonalidad es la de crear una copia a partir de otro símbolo. El juego de pruebas le introduce otro 'char' cualquiera, y lo que sale por pantalla es una copia del simbolo que se ha creado con la entrada del 'char'.</text:p>
        </text:list-item>
        <text:list-item>
          <text:p text:style-name="P9">La cuarta funcionalidad es la de acceder a la información de dicho símbolo. El juego de pruebas le introduce un 'char' al que despues se le asocia un símbolo y después se accede a él.</text:p>
        </text:list-item>
        <text:list-item>
          <text:p text:style-name="P10">La última funcionalidad del juego de pruebas es la de modificar la información que representa un símbolo. Se ha especificado en el código que se haga con un simbolo preestablecido que contiene el carácter 'p'. Se introduce el carácter por el cual se quiere cambiar la información.</text:p>
        </text:list-item>
      </text:list>
      <text:p text:style-name="P5"/>
      <text:p text:style-name="P5">•<text:span text:style-name="T6"> Operativa:</text:span> <text:span text:style-name="T4">El funcionamiento del ejecutable se basa en la repetida introducción de números y seguidamente de los datos con los que se quieran operar. Cuando se ejecuta, </text:span><text:span text:style-name="T5">aparecen</text:span><text:span text:style-name="T4"> por pantalla todos los métodos de la clase: </text:span></text:p>
      <text:p text:style-name="P2"/>
      <text:p text:style-name="P1">Elige una opicion:</text:p>
      <text:p text:style-name="P1"><text:s text:c="9"/>1) simbolo()</text:p>
      <text:p text:style-name="P1"><text:s text:c="9"/>2) simbolo(char newc)</text:p>
      <text:p text:style-name="P1"><text:s text:c="9"/>3) simbolo(simbolo original)</text:p>
      <text:p text:style-name="P1"><text:s text:c="9"/>4) char Info()</text:p>
      <text:p text:style-name="P1"><text:s text:c="9"/>5) void ModificarCaracter(char newchar)</text:p>
      <text:p text:style-name="P1"><text:s text:c="9"/>0) Salir</text:p>
      <text:p text:style-name="P7"/>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6:34:32.820399655</meta:creation-date>
    <dc:date>2014-05-02T19:18:09.910334609</dc:date>
    <meta:editing-duration>PT14M4S</meta:editing-duration>
    <meta:editing-cycles>7</meta:editing-cycles>
    <meta:generator>LibreOffice/4.1.5.3$Linux_X86_64 LibreOffice_project/410m0$Build-3</meta:generator>
    <meta:document-statistic meta:table-count="0" meta:image-count="0" meta:object-count="0" meta:page-count="1" meta:paragraph-count="21" meta:word-count="433" meta:character-count="2563" meta:non-whitespace-character-count="2100"/>
  </office:meta>
</office:document-meta>
</file>